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2_5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4</text:p>
      <text:p text:style-name="P2">Month<text:tab/><text:tab/><text:tab/><text:tab/><text:tab/><text:tab/></text:p>
      <text:p text:style-name="P2">Year<text:tab/><text:tab/><text:tab/><text:tab/><text:tab/><text:tab/>189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Phillips Brooks</text:p>
      <text:p text:style-name="P2">Additional Places mentioned: Massachusetts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REET./</text:p>
      <text:p text:style-name="P5">PHILADELPHIA,_________1894/</text:p>
      <text:p text:style-name="P6"/>
      <text:p text:style-name="P4">[Front Cover]</text:p>
      <text:p text:style-name="P6">Personal pity, national patriotism/</text:p>
      <text:p text:style-name="P6">For Beshalach/</text:p>
      <text:p text:style-name="P6"/>
      <text:p text:style-name="P4">[Note: The number 96 is written in pencil and circled at the top right corner of the page.]</text:p>
      <text:p text:style-name="P4"/>
      <text:p text:style-name="P4">[Page 1]</text:p>
      <text:p text:style-name="P4">The columns of the Philadelphia <text:span text:style-name="T1">Ledger</text:span><text:span text:style-name="T2">, devoted/ on Saturdays to "Religious thoughts, which </text:span><text:span text:style-name="T4">by</text:span><text:span text:style-name="T5"> the editors of that Journal gather</text:span><text:span text:style-name="T4">ed</text:span><text:span text:style-name="T5"> from/ various sources, offer, at times, occasion for sober reflect-/-ions. <text:s/>Among the sentiments most frequently quoted,/ the reader will find those expressed by the late Episcop-/-al Bishop of Massachussets[sic!]--the Rev. Dr. Phillips/ Brooks. <text:s/>Earnestness and broad humanity won for/ the gifted preacher an enviable reputation, both in/ American </text:span><text:span text:style-name="T4">where he</text:span><text:span text:style-name="T5"> in whose cities he regularly officiated and in England, where his/ voice was publicly heard. <text:s/>As Jews, we cannot/ agree with him regarding </text:span><text:span text:style-name="T4">to</text:span><text:span text:style-name="T5"> the supremacy </text:span><text:span text:style-name="T4">given to</text:span><text:span text:style-name="T5"> claimed for Christian-/-ity and its alleged founder, but we must approve of/ the charity taught in the pulpit and practised by/ a sincere teacher in the daily </text:span><text:soft-page-break/><text:span text:style-name="T5">walks of life./ <text:s/>The </text:span><text:span text:style-name="T6">Haftorah</text:span><text:span text:style-name="T5"> of this morning, has recalled to my/ mind an idea quoted from Phillips Brooks, which/ I read once in </text:span><text:span text:style-name="T4">the</text:span><text:span text:style-name="T5"> a Saturday's </text:span><text:span text:style-name="T6">Ledger</text:span><text:span text:style-name="T5"> but disapprovingly. <text:s/>The lecturer, had al-/-luded to the concluding sentence of the impassioned/ song of Deborah, and had contrasted it pointedly with the/ saying of the man of Nazareth, who is reported to/ have thus prayed in his last moments: "Father,/</text:span></text:p>
      <text:p text:style-name="P7"/>
      <text:p text:style-name="P7">[Page 2]</text:p>
      <text:p text:style-name="P4"><text:span text:style-name="T5">forgive them, for they know not what they do."/ <text:s/>"Barbaric" was declared by Phillips Brooks, the/ triumphal cry of the Hebrew woman, brimfull of ten-/-der compassion, </text:span><text:span text:style-name="T4">on the contrary</text:span><text:span text:style-name="T5"> he proclaimed the utterance of the/ Jewish man dying on the cross. <text:s/>Now:/ I am none of those who look far and wide to/ </text:span><text:span text:style-name="T4">find</text:span><text:span text:style-name="T5"> discover extenuating causes to actions, which our hearts/ or our minds repel. <text:s/>With all the deference/ due to our Talmudists, I could never, by way of example, accept </text:span><text:span text:style-name="T4">their</text:span><text:span text:style-name="T5">/ the</text:span><text:span text:style-name="T4">ir</text:span><text:span text:style-name="T5"> opinion of some of them, that to condemn Reuben as a sin-/-ner, is to commit an error; or that to attri-/-bute to David wilful[sic!] misdeeds, is a mistake [Hebrew]/ The canonizing of Biblical characters as saints,/ simply because they figure prominently in sacred/ pages, will </text:span><text:span text:style-name="T4">never</text:span><text:span text:style-name="T5"> under no circumstance, meet my approval. <text:s/>The/ views held by some Rabbis in that respect, I reject,/ as unscriptural and misleading. <text:s/>If asked, I would/ not hesitate to answer that the brotherly consideration/ of the oldest of Jacob's sons, cannot excuse his/ filial offence, nor the immense services of the youngest son/ of Jesse to Israel and mankind, can cover over/</text:span></text:p>
      <text:p text:style-name="P7"/>
      <text:p text:style-name="P7">[Page 3]</text:p>
      <text:p text:style-name="P4"><text:span text:style-name="T5">the wrongs of which he became guilty./ <text:s/>Still, I draw a sharp line of demarcation be-/-tween defending the indefensible and justifying/ what the love of country and independence dictates. <text:s/>A/ cardinal fault </text:span><text:span text:style-name="T4">in with</text:span><text:span text:style-name="T5"> in the Christian religion is its/ confounding national with personal feelings./ <text:s/>Judaism, which goes hand in hand, as it were, with/ reason, marks out well the distinction between/ what we owe one another as individuals, and/ what we owe ourselves as integral parts of the people to/ which we belong and of the land in whose happiness/ ours is </text:span><text:span text:style-name="T4">immediately connected</text:span><text:span text:style-name="T5"> directly involved. <text:s/>Let an unpre-/-judiced judge, search through </text:span><text:span text:style-name="T4">the pages of</text:span><text:span text:style-name="T5"> Biblical/ and post-biblical writings, and he will </text:span><text:span text:style-name="T4">discover</text:span><text:span text:style-name="T5"> find/ rules </text:span><text:span text:style-name="T4">directing</text:span><text:span text:style-name="T5"> commanding each person to act in his relations/ to his fellow man with a thoughtfulness, loving/ kindness and forbearance unsurpassed. <text:s/>"Thou shalt/ not hate thy brother in thy heart". <text:s/>"Thou shalt/ love thy neighbor as thyself". <text:s/>"Ye shall love the stran-/-ger" are maxims most assuredly, Mosaic. <text:s/></text:span><text:span text:style-name="T4">maxims</text:span><text:span text:style-name="T5"> <text:s/>"There/ rises unto the upright, light in the darkness,/</text:span></text:p>
      <text:p text:style-name="P7"/>
      <text:p text:style-name="P7">[Page 4]</text:p>
      <text:p text:style-name="P7">to the gracious, the compassionate and righteous."/ <text:s/>"It is well with the man that deals mercifully,/ and who leads; who governs his affairs with justice."/ <text:s/>"A kind man does good to his own soul". <text:s/>By kind-/-ness and truth sin will be forgiven", are undoubted-/-ly sentences emanating from our psalmist and our/ moralist. <text:s/>And even more forcible than Holy Writ are the Sages, in/ demanding the exercise of humane qualities. <text:s/>Be of the disciples of Aaron &amp;c <text:s/>"Who-/-ever shows no pity for his fellow-being dares not/ claim a descent from Abraham." <text:s/>"Whoever causes/ another being to suffer punishment through his/ instrumentality, will never enter the presence/ of the Most High". <text:s/>"To be Godlike is to copy/ the divine attributes of unrestricted goodness"./ <text:s/>Those are some of the innumerable sayings of equal/ import, scattered among the volumes of the Talmud,/ and there we meet also incidents illustrating/ the truth that to forgive man is to draw down/ God's infinite blessings. <text:s/>And all Israelites know/ the night prayer embodied in the Jewish liturgy./ <text:s/>"Sovereign of the world! <text:s/>Behold, I fully pardon/</text:p>
      <text:p text:style-name="P7"/>
      <text:p text:style-name="P7">[Page 5]</text:p>
      <text:p text:style-name="P7">every one who has angered or offended me, in any/ manner, whether personally, financially, or in/ whatever is mine whether the deed was done/ by instigation, or wilfully[sic!], or by mistake, or pre-/meditately. <text:s/>May no Israelite be punished on my/ account, nor any human creature [Hebrew] Yet, I/ <text:soft-page-break/>admit it without reservation, those teachings in/ which we Jews may justly glory, apply to each of us in/ our conduct towards our neighbors, as our neighbors,/ not towards the united oppressors of our country,/ the combined robbers of our national property, the/ allied persecutors of our belief. <text:s/>The failure to make/ that discrimination is the cause of Phillips Brooks' <text:span text:style-name="T1">censure</text:span>, of <text:span text:style-name="T3">rather of</text:span> our Deborah, or rather of the impossible/ theoretical Christianity which the good Bishop of Massa-/-chussets[sic!] wished to inculcate. <text:s/>For practically Christ-/-ians and Jews are of one and the same mind in draw-/-ing the distinction. <text:s/>Now: who were the enemies/ that Deborah prayed against and whose destruction/ she desired? <text:s/>Her personal opponents, or the adversaries/ merely of her household? <text:s/><text:span text:style-name="T3">Not at all</text:span> History tells it. <text:s/>For twenty/ years Jabin King of Canaan, who reigned in Chazor,/</text:p>
      <text:p text:style-name="P7"/>
      <text:p text:style-name="P7">[Page 6]</text:p>
      <text:p text:style-name="P7">asked by heathen princes, bent upon the extermin-/-ation of our people, had held a crushing hood over/ Israel. <text:s/>The <text:span text:style-name="T3">invincible</text:span> general who mar-/shalled a large cavalry and infantry was the invincible Sisera./ <text:s/>He spread terror <text:span text:style-name="T3">reigned</text:span> abroad. <text:s/>Husbandry and commerce languished. <text:s/>Hemmed, <text:span text:style-name="T3">in around</text:span> and harassed on all sides, our/ villagers feared to venture out; the high ways/ of our cities remained deserted. <text:s/>The fate of our/ ancestors seemed to tremble in the balance, when/ patriotism fired the heart of a woman. <text:s/>Debo-/-rah could not have listened unconcerned to/ the lament of sufferers who came to counsel/ with her as <text:span text:style-name="T3">her simple</text:span> the female Judge <text:span text:style-name="T3">bench</text:span> of Mount Eph-/-raim sitting <text:span text:style-name="T3">under</text:span> beneath the shades of <text:span text:style-name="T3">a</text:span> her palm tree. <text:s/>Her/ ardent spirit <text:span text:style-name="T1">is</text:span> <text:span text:style-name="T3">aroused</text:span> awakened. <text:s/>She <text:span text:style-name="T3">can</text:span> will endure no longer the/ vile servitude under the foreigner. <text:s/>She must/ cast off the femminine[sic!] garb and rise to the/ deliverance of her nation. <text:s/>Stirred up in her/ every fibre[sic!], the wife of Lapidoth, summons/ Barak quickly to master together the <text:span text:style-name="T3">fearless</text:span> valiant/ among his tribe, arouse Naftati and Zebulon/ ready for the fray, gather an army of ten thou-/sand soldierly Hebrews, and let them bleed for their country and their God./</text:p>
      <text:p text:style-name="P7"/>
      <text:p text:style-name="P7">[Page 7]</text:p>
      <text:p text:style-name="P7">She also will stand at Mount Tabor, <text:span text:style-name="T3">and</text:span>/ and strengthen with her martial presence the combattants[sic!]./ <text:s/>Short and decisive was the battle. <text:s/>The heavens/ fought against Sisera. <text:s/>A terrific storm which/ arose hastened the routing and discomfitting of/ the dreaded enemy. <text:s/>We may pardon a heroine/ and poetess who, upon hearing that the terrible Si-/-sera has fallen slain under the blows of one of/ her sex, friendly to the cause of Israel, forgets the/ treachery only to remember the conquest and its/ completeness through Jael's hammer. <text:s/>We/ may forgive the patriotic daughter of our race,/ who, in a flight of her genius, pictures the/ alternating of feelings <text:span text:style-name="T3">of</text:span> in a proud mother, accustom-/ed to embrace her victorious son, trembling/ at one moment because of his delay, leaping with/ joy <text:span text:style-name="T3">at another</text:span> the next moment, at the prospect of his return/ enriched with <text:span text:style-name="T3">inimical</text:span> <text:s/>the rarest spoil. <text:s/>We may condone/ in Deborah the outburst of feelings which found/ vent in her last utterance [Hebrew]/ [Hebrew]. <text:s/>But who were then the/</text:p>
      <text:p text:style-name="P7"/>
      <text:p text:style-name="P7">[Page 8]</text:p>
      <text:p text:style-name="P7">foes that God might destroy, while His/ friends shall shine as brilliantly as the son/ at its meridian? <text:s/>They were the persecutors and/ plunderers of Deborah's nation and of the/ country of her birth. <text:s/>Would Christians, on/ a like occasion, have folded their arms and <text:span text:style-name="T3">inactive-</text:span>/<text:span text:style-name="T3">-ly following</text:span> falling on their knees, inactively have prayed "Father/ forgive them, for they know not what they/ do"? <text:s/>So long as every spark of love of/ <text:span text:style-name="T3">her</text:span> one's native hearth, is not extinct, <text:span text:style-name="T3">not a</text:span> we shall find/ <text:span text:style-name="T3">people</text:span> none be they of whatever religion or region who will so/ act. <text:s/>But to refuse to do as Deborah and her/ faithful followers instinctively did, is called by enthusiasts--/I will not style them visionaries--is called, I say,/ "refined Christianity." <text:s/>I have read a French/ author who wrote thus: "Patriotism is a sen-/-timent belonging to the old Law, theoretically,/ it has no place in the new. <text:s/>The day on/ which the new was preached to gentiles, was,/ <text:span text:style-name="T3">on principle</text:span> virtually, the last day of nationality."/ <text:s/>And continuing in that strain, the <text:soft-page-break/>author added:/ "The sentiment of nationality, as the English/</text:p>
      <text:p text:style-name="P7"/>
      <text:p text:style-name="P7">[Page 9]</text:p>
      <text:p text:style-name="P7">understand it, is a sentiment essentially Jewish./ <text:s/>One would believe that an English community is a/ community of the circumcised." <text:s/>Well: Be that as it/ may, the world at large does not blame the En-/glish born, wherever dwelling, through voluntary/ or fortuitous circumstances, for referring to Great/ Britain as his "Home". <text:s/>Bishop Brooks, who bore/ the reputation of having the courage of his convictions,/ would have us denounce the magnificent woman of whom we are/ proud. <text:s/>He says: "we must entertain no sentiment/ but that of pity and a desire to help even the worst/ of men". <text:s/>I <text:span text:style-name="T3">unite in</text:span> share that sentiment. <text:s/>So does my/ Bible and my Talmud. <text:s/>"If thou canst draw out of what/ is vile, something precious, thou shalt be My <text:span text:style-name="T3">ins</text:span> mouthpiece"/ said the Lord to Jeremiah, and a sage advised his son so:/ "If a corrupt one meets thee, lead him gently where he/ may learn to do right." <text:s/>Such should be our conduct/ towards every human being in our walks of life, but toward/ the enemy of our country and the faith we cherish, we and <text:span text:style-name="T3">all</text:span> the world all over will imitate/ Deborah, until the Hebrew prophecies are fulfilled and/ the reign of universal peace is proclaimed on earth, that/ is, when the fatherhood of God, enunciated by our Lord, will be acknowledged by <text:span text:style-name="T3">all</text:span> mankind,/ through the length &amp; breadth of the habitable globe./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7T14:31:36.98</meta:creation-date>
    <dc:date>2012-05-08T11:58:51.72</dc:date>
    <dc:creator>Penn Libraries</dc:creator>
    <meta:editing-duration>PT00H56M2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6" meta:word-count="1926" meta:character-count="12029"/>
  </office:meta>
</office:document-meta>
</file>